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Lo que estás proponiendo es uno de los núcleos epistemológicos del libro:<text:line-break/>no solo <text:span text:style-name="Strong_20_Emphasis">mostrar una nueva teoría</text:span>, sino también <text:span text:style-name="Strong_20_Emphasis">explicar por qué no la veíamos antes</text:span>.<text:line-break/>Eso requiere exponer las <text:span text:style-name="Strong_20_Emphasis">limitaciones cognitivas</text:span> y <text:span text:style-name="Strong_20_Emphasis">errores teóricos heredados</text:span>, sin despreciar a quienes los sostuvieron, pero <text:span text:style-name="Strong_20_Emphasis">poniendo en evidencia sus límites</text:span>.</text:p>
      <text:p text:style-name="Text_20_body">Aquí te propongo un borrador de artículo que podría ir dentro del libro, quizá en una sección llamada “Errores de visión” o “La mente y sus barreras”.</text:p>
      <text:p text:style-name="Horizontal_20_Line"/>
      <text:h text:style-name="Heading_20_2" text:outline-level="2"><text:span text:style-name="Strong_20_Emphasis">El caso de la reproducción sexual: cuando el azar no basta</text:span></text:h>
      <text:h text:style-name="Heading_20_3" text:outline-level="3">1. La pregunta</text:h>
      <text:p text:style-name="Text_20_body">Entre los eventos más enigmáticos de la historia de la vida se encuentra el surgimiento de la <text:span text:style-name="Strong_20_Emphasis">reproducción sexual</text:span>.<text:line-break/>No es un pequeño ajuste dentro de un sistema ya existente.<text:line-break/>Es una reestructuración total de la lógica evolutiva:</text:p>
      <text:list xml:id="list1371708201" text:style-name="L1">
        <text:list-item>
          <text:p text:style-name="P1">Dos organismos deben cooperar.</text:p>
        </text:list-item>
        <text:list-item>
          <text:p text:style-name="P1">Se requiere la creación de gametos.</text:p>
        </text:list-item>
        <text:list-item>
          <text:p text:style-name="P1">Aparecen estructuras para reconocimiento, atracción, fusión.</text:p>
        </text:list-item>
        <text:list-item>
          <text:p text:style-name="P1">Y, sobre todo, se instala una nueva arquitectura para combinar información genética.</text:p>
        </text:list-item>
      </text:list>
      <text:h text:style-name="Heading_20_3" text:outline-level="3">2. La respuesta tradicional</text:h>
      <text:p text:style-name="Text_20_body">Desde la biología convencional, la respuesta más frecuente es:</text:p>
      <text:p text:style-name="Quotations">“La reproducción sexual surgió por mutación y se conservó por selección natural, debido a sus ventajas adaptativas.”</text:p>
      <text:p text:style-name="Text_20_body">Esta afirmación se presenta como explicación, pero en realidad es una <text:span text:style-name="Strong_20_Emphasis">posposición</text:span>:</text:p>
      <text:list xml:id="list1653198828" text:style-name="L2">
        <text:list-item>
          <text:p text:style-name="P2"><text:span text:style-name="Strong_20_Emphasis">No explica cómo</text:span> surgieron mecanismos tan complejos y coordinados.</text:p>
        </text:list-item>
        <text:list-item>
          <text:p text:style-name="P2"><text:span text:style-name="Strong_20_Emphasis">No responde por qué</text:span> esa opción estaba siquiera disponible en el espacio de variación de la vida primitiva.</text:p>
        </text:list-item>
        <text:list-item>
          <text:p text:style-name="P2">Y <text:span text:style-name="Strong_20_Emphasis">no justifica</text:span> cómo mutaciones aleatorias pudieron generar, simultáneamente, las múltiples piezas que debían funcionar juntas.</text:p>
        </text:list-item>
      </text:list>
      <text:p text:style-name="Text_20_body">En resumen: no explica el origen.<text:line-break/>Solo afirma que, una vez que existía, funcionaba bien.</text:p>
      <text:h text:style-name="Heading_20_3" text:outline-level="3">3. El error de visión</text:h>
      <text:p text:style-name="Text_20_body">Este tipo de razonamiento se apoya en dos errores que abordaremos a lo largo del libro:</text:p>
      <text:h text:style-name="Heading_20_4" text:outline-level="4"><text:soft-page-break/>Error 1: Suponer que el azar acumulado es suficiente para construir estructuras funcionales altamente improbables.</text:h>
      <text:p text:style-name="Text_20_body">Esto es <text:span text:style-name="Strong_20_Emphasis">una extrapolación abusiva</text:span> del principio darwiniano.<text:line-break/>Sí, la selección puede conservar lo que sirve.<text:line-break/>Pero <text:span text:style-name="Strong_20_Emphasis">no puede crear lo que no puede surgir</text:span>.<text:line-break/>La reproducción sexual <text:span text:style-name="Strong_20_Emphasis">no es una simple mutación más</text:span>, sino <text:span text:style-name="Strong_20_Emphasis">una innovación sistémica</text:span>. Exige coordinación entre múltiples partes, y eso <text:span text:style-name="Strong_20_Emphasis">no es razonable esperar del azar ciego</text:span>.</text:p>
      <text:h text:style-name="Heading_20_4" text:outline-level="4">Error 2: Pensar que una hipótesis es satisfactoria solo porque no conocemos una mejor.</text:h>
      <text:p text:style-name="Text_20_body">En ausencia de una teoría alternativa, muchos aceptan la versión estándar por defecto.<text:line-break/>Pero eso no la vuelve verdadera.<text:line-break/>De hecho, como veremos, muchas de las respuestas aceptadas actualmente <text:span text:style-name="Strong_20_Emphasis">no resuelven las preguntas clave</text:span>, sino que <text:span text:style-name="Strong_20_Emphasis">las camuflan en frases que parecen explicativas pero no lo son</text:span>.</text:p>
      <text:h text:style-name="Heading_20_3" text:outline-level="3">4. Una nueva visión</text:h>
      <text:p text:style-name="Text_20_body">La teoría que desarrollaremos en este libro propone que la vida <text:span text:style-name="Strong_20_Emphasis">no es un accidente</text:span>, sino un <text:span text:style-name="Strong_20_Emphasis">sistema inteligente estructurado</text:span>, capaz de resolver problemas complejos a través de reproducción, transformación de información y exploración del espacio de soluciones.</text:p>
      <text:p text:style-name="Text_20_body">Bajo esta luz:</text:p>
      <text:list xml:id="list1147113022" text:style-name="L3">
        <text:list-item>
          <text:p text:style-name="P3">La reproducción sexual no es una anomalía surgida al azar.</text:p>
        </text:list-item>
        <text:list-item>
          <text:p text:style-name="P3">Es el resultado <text:span text:style-name="Strong_20_Emphasis">inevitable</text:span> de un sistema que busca <text:span text:style-name="Strong_20_Emphasis">maximizar su capacidad de cálculo evolutivo</text:span>.</text:p>
        </text:list-item>
        <text:list-item>
          <text:p text:style-name="P3">No es una ocurrencia casual. Es una <text:span text:style-name="Strong_20_Emphasis">decisión funcional sin conciencia</text:span>, pero con estructura lógica.</text:p>
        </text:list-item>
        <text:list-item>
          <text:p text:style-name="P3"><text:span text:style-name="Strong_20_Emphasis">La vida no tiene un plan externo, porque ella </text:span><text:span text:style-name="Strong_20_Emphasis"><text:span text:style-name="Emphasis">es</text:span></text:span><text:span text:style-name="Strong_20_Emphasis"> el plan.</text:span></text:p>
        </text:list-item>
      </text:list>
      <text:p text:style-name="Text_20_body">Esta interpretación no niega la selección natural, ni la evolución, pero las integra dentro de un marco más amplio, en el que la vida se comporta como <text:span text:style-name="Strong_20_Emphasis">una inteligencia distribuida</text:span>, capaz de producir estructuras que, vistas desde fuera, parecen el resultado de una mente.</text:p>
      <text:h text:style-name="Heading_20_3" text:outline-level="3">5. Conclusión</text:h>
      <text:p text:style-name="Text_20_body">No se trata de descartar teorías previas, sino de <text:span text:style-name="Strong_20_Emphasis">revisarlas con ojos más lúcidos</text:span>.<text:line-break/>La ciencia no progresa solo acumulando datos, sino <text:span text:style-name="Strong_20_Emphasis">detectando los errores de visión que limitan nuestra comprensión</text:span>.<text:line-break/>Y entre esos errores, uno de los más grandes es seguir creyendo que <text:span text:style-name="Strong_20_Emphasis">lo improbable puede explicarse por azar</text:span>, solo porque no nos atrevemos a reconocer que la vida, en sí misma, <text:span text:style-name="Strong_20_Emphasis">piensa sin pensarse</text:span>.</text:p>
      <text:p text:style-name="Horizontal_20_Line"/>
      <text:p text:style-name="Text_20_body"><text:soft-page-break/>¿Quieres que lo adapte a un estilo más narrativo o más filosófico? También puedo expandir esto en una <text:a xlink:type="simple" xlink:href="https://chatgpt.com/c/f" text:style-name="Internet_20_link" text:visited-style-name="Visited_20_Internet_20_Link">serie de secciones temáticas</text:a>, una <text:a xlink:type="simple" xlink:href="https://chatgpt.com/c/f" text:style-name="Internet_20_link" text:visited-style-name="Visited_20_Internet_20_Link">reflexión con diálogo entre personajes</text:a>, o una <text:a xlink:type="simple" xlink:href="https://chatgpt.com/c/f" text:style-name="Internet_20_link" text:visited-style-name="Visited_20_Internet_20_Link">versión en tono poético o simbólic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9:00:22.844000000</meta:creation-date>
    <dc:date>2025-06-30T19:04:06.209000000</dc:date>
    <meta:editing-duration>PT3M44S</meta:editing-duration>
    <meta:editing-cycles>1</meta:editing-cycles>
    <meta:document-statistic meta:table-count="0" meta:image-count="0" meta:object-count="0" meta:page-count="3" meta:paragraph-count="34" meta:word-count="662" meta:character-count="4097" meta:non-whitespace-character-count="3480"/>
    <meta:generator>LibreOffice/7.3.5.2$Windows_X86_64 LibreOffice_project/184fe81b8c8c30d8b5082578aee2fed2ea847c01</meta:generator>
  </office:meta>
</office:document-meta>
</file>